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text-indent="0.053cm" style:auto-text-indent="false" style:page-number="auto"/>
    </style:style>
    <style:style style:name="P2" style:family="paragraph" style:parent-style-name="Standard">
      <style:paragraph-properties fo:margin-left="0cm" fo:margin-right="0cm" fo:text-indent="0.053cm" style:auto-text-indent="false"/>
    </style:style>
    <style:style style:name="P3" style:family="paragraph" style:parent-style-name="Standard">
      <style:paragraph-properties fo:margin-left="0cm" fo:margin-right="0cm" fo:text-indent="0.053cm" style:auto-text-indent="false"/>
      <style:text-properties fo:language="en" fo:country="US"/>
    </style:style>
    <style:style style:name="P4" style:family="paragraph" style:parent-style-name="Standard" style:list-style-name="L1">
      <style:paragraph-properties fo:margin-left="0cm" fo:margin-right="0cm" fo:text-indent="0.053cm" style:auto-text-indent="false"/>
    </style:style>
    <style:style style:name="P5" style:family="paragraph" style:parent-style-name="Standard" style:list-style-name="L2">
      <style:paragraph-properties fo:margin-left="0cm" fo:margin-right="0cm" fo:text-indent="0.053cm" style:auto-text-indent="false"/>
    </style:style>
    <style:style style:name="P6" style:family="paragraph" style:parent-style-name="Standard">
      <style:paragraph-properties fo:margin-left="0cm" fo:margin-right="0cm" fo:text-indent="0.053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 style:master-page-name="">
      <style:paragraph-properties fo:margin-left="0cm" fo:margin-right="0cm" fo:text-indent="0.053cm" style:auto-text-indent="false" style:page-number="auto"/>
    </style:style>
    <style:style style:name="T1" style:family="text">
      <style:text-properties fo:font-variant="normal" fo:text-transform="none" fo:color="#1d1d1b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1d1d1b" style:font-name="Open Sans" fo:font-size="14pt" fo:letter-spacing="normal" fo:language="en" fo:country="US" fo:font-style="normal" fo:font-weight="normal"/>
    </style:style>
    <style:style style:name="T3" style:family="text">
      <style:text-properties fo:font-variant="normal" fo:text-transform="none" fo:color="#1d1d1b" style:font-name="Open Sans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d1d1b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d1d1b" style:font-name="Times New Roman" fo:font-size="12pt" fo:letter-spacing="normal" fo:language="en" fo:country="US" fo:font-style="normal" fo:font-weight="normal" style:font-size-asian="12pt" style:font-size-complex="12pt"/>
    </style:style>
    <style:style style:name="T6" style:family="text">
      <style:text-properties fo:font-variant="normal" fo:text-transform="none" fo:color="#1d1d1b" style:font-name="Times New Roman" fo:font-size="14pt" fo:letter-spacing="normal" fo:language="en" fo:country="US" fo:font-style="normal" fo:font-weight="normal"/>
    </style:style>
    <style:style style:name="T7" style:family="text">
      <style:text-properties fo:font-variant="normal" fo:text-transform="none" fo:color="#1d1d1b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1d1d1b" fo:font-size="14pt" fo:letter-spacing="normal" fo:language="en" fo:country="US" fo:font-style="normal" fo:font-weight="normal"/>
    </style:style>
    <style:style style:name="T9" style:family="text">
      <style:text-properties fo:font-variant="normal" fo:text-transform="none" fo:color="#1d1d1b" fo:letter-spacing="normal" fo:language="en" fo:country="US" fo:font-style="normal" fo:font-weight="normal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language="en" fo:country="US" style:font-size-asian="12pt" style:font-size-complex="12pt"/>
    </style:style>
    <text:list-style style:name="L1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manage.py shell</text:p>
      <text:p text:style-name="P2"/>
      <text:p text:style-name="P2"><text:span text:style-name="T11">1,2) </text:span>from news.models import *</text:p>
      <text:p text:style-name="P2"><text:s text:c="4"/>user1 = User.objects.create_user('Max')</text:p>
      <text:p text:style-name="P2"><text:s text:c="4"/>author1 = Author.objects.create(user=user1)</text:p>
      <text:p text:style-name="P2"><text:s text:c="4"/>user2 = User.objects.create_user('<text:span text:style-name="T11">Maxim</text:span>')</text:p>
      <text:p text:style-name="P2"><text:s text:c="4"/>author2 = Author.objects.create(user=user2)</text:p>
      <text:p text:style-name="P2"/>
      <text:p text:style-name="P2"><text:span text:style-name="T11">3) </text:span>Category.objects.create(name='Accident')</text:p>
      <text:p text:style-name="P2"><text:s text:c="4"/>Category.objects.create(name='Politics')</text:p>
      <text:p text:style-name="P2"><text:s text:c="4"/>Category.objects.create(name=' Economy')</text:p>
      <text:p text:style-name="P2"><text:s text:c="4"/>Category.objects.create(name='Sport')</text:p>
      <text:p text:style-name="P2"/>
      <text:p text:style-name="P2"><text:span text:style-name="T11">4) </text:span>post1 = Post.objects.create(choice='news', author=author1) <text:s text:c="10"/></text:p>
      <text:p text:style-name="P2"><text:s text:c="4"/>post2 = Post.objects.create(choice='article', author=author1) <text:s/></text:p>
      <text:p text:style-name="P2"><text:s text:c="4"/>post3 = Post.objects.create(choice='article', author=author2) </text:p>
      <text:p text:style-name="P2"/>
      <text:p text:style-name="P2"><text:span text:style-name="T11">5) </text:span>PostCategory.objects.create(post_id=1, category_id=1)</text:p>
      <text:p text:style-name="P2"><text:s text:c="4"/>PostCategory.objects.create(post_id=<text:span text:style-name="T10">3</text:span>, category_id=2)</text:p>
      <text:p text:style-name="P2"><text:s text:c="4"/>PostCategory.objects.create(post_id=2, category_id=3)</text:p>
      <text:p text:style-name="P2"><text:s text:c="4"/>PostCategory.objects.create(post_id=1, category_id=4)</text:p>
      <text:p text:style-name="P2"/>
      <text:p text:style-name="P2"><text:span text:style-name="T11">6) </text:span>com1 = Comment.objects.create(post_id=1, user=author1.user) </text:p>
      <text:p text:style-name="P2"><text:span text:style-name="T11"><text:s text:c="5"/>com2 = </text:span>Comment.objects.create(post_id=2, user<text:span text:style-name="T11">=author2.user</text:span>, text='<text:span text:style-name="T10">Круто</text:span><text:span text:style-name="T11">'</text:span>)</text:p>
      <text:p text:style-name="P2"><text:span text:style-name="T11"><text:s text:c="5"/>com3 = </text:span>Comment.objects.create(post_id=3, user<text:span text:style-name="T11">=author2.user</text:span><text:span text:style-name="T10">)</text:span></text:p>
      <text:p text:style-name="P2"><text:span text:style-name="T11"><text:s text:c="5"/>com4 = </text:span>Comment.objects.create(post_id=2, user<text:span text:style-name="T11">=author1.user</text:span>, text='<text:span text:style-name="T10">Молодец</text:span>')</text:p>
      <text:p text:style-name="P2"><text:span text:style-name="T11"><text:s text:c="5"/>com5 = </text:span>Comment.objects.create(post_id=3, user=author1.user, text='Сойдет') </text:p>
      <text:p text:style-name="P2"/>
      <text:p text:style-name="P2"><text:span text:style-name="T11">7) </text:span>post1.like()</text:p>
      <text:p text:style-name="P2"><text:s text:c="4"/>post2.dislike()</text:p>
      <text:p text:style-name="P2"><text:s text:c="4"/>post3.like()</text:p>
      <text:p text:style-name="P3"><text:s text:c="4"/>post3.like()</text:p>
      <text:p text:style-name="P2"/>
      <text:p text:style-name="P2"><text:s text:c="3"/>com5.dislike() </text:p>
      <text:p text:style-name="P2"><text:s text:c="3"/>com4.like()</text:p>
      <text:p text:style-name="P2"><text:s text:c="3"/>com2.like()</text:p>
      <text:p text:style-name="P2"><text:s text:c="3"/>com5.dislike() </text:p>
      <text:p text:style-name="P2"/>
      <text:p text:style-name="P2"><text:span text:style-name="T11">8) author1.update</text:span>_rating()</text:p>
      <text:p text:style-name="P2"><text:span text:style-name="T11"><text:s text:c="5"/>author2.update</text:span>_rating()</text:p>
      <text:p text:style-name="P2"/>
      <text:p text:style-name="P1"><text:span text:style-name="T11">9) </text:span>best_post = Post.objects.order_by('-author').first()</text:p>
      <text:p text:style-name="P2"><text:s text:c="4"/>best_post.author.user.username</text:p>
      <text:p text:style-name="P2"><text:s text:c="4"/>best_post.rating</text:p>
      <text:p text:style-name="P2"/>
      <text:list xml:id="list8367592178458643364" text:style-name="L1">
        <text:list-header>
          <text:p text:style-name="P4"><text:span text:style-name="T10">10) </text:span><text:span text:style-name="T11">print('</text:span><text:span text:style-name="T10">Дата </text:span><text:span text:style-name="T11">добавления:', best_post.article_date)</text:span></text:p>
          <text:p text:style-name="P4"><text:span text:style-name="T11"><text:s text:c="6"/>print('</text:span><text:span text:style-name="T10">Автор</text:span><text:span text:style-name="T11">', best_post.author.user.username)</text:span></text:p>
        </text:list-header>
      </text:list>
      <text:p text:style-name="P2"><text:s text:c="6"/><text:span text:style-name="T10">print('Рейтинг', best_post.rating)</text:span></text:p>
      <text:p text:style-name="P2"><text:span text:style-name="T10"><text:s text:c="6"/>print("Заголовок:", best_post.title) <text:s text:c="4"/></text:span></text:p>
      <text:p text:style-name="P2"><text:s text:c="6"/><text:span text:style-name="T4">print("Превью:", best_post.preview()</text:span><text:span text:style-name="T5">)</text:span><text:span text:style-name="T12"> <text:s/></text:span></text:p>
      <text:p text:style-name="P3"/>
      <text:list xml:id="list1444932514022654443" text:style-name="L2">
        <text:list-header>
          <text:p text:style-name="P5"><text:span text:style-name="T2"/></text:p>
        </text:list-header>
      </text:list>
      <text:p text:style-name="P6"><text:soft-page-break/><text:span text:style-name="T9">11) best_post = Post.objects.order_by('-rating').first()</text:span></text:p>
      <text:p text:style-name="P6"><text:span text:style-name="T11"><text:s text:c="5"/></text:span><text:span text:style-name="T9">print("Дата добавления:", best_post.article_date) </text:span></text:p>
      <text:p text:style-name="P6"><text:span text:style-name="T9"><text:s text:c="5"/>print("Автор:", best_post.author.user.username) </text:span></text:p>
      <text:p text:style-name="P6"><text:span text:style-name="T9"><text:s text:c="5"/>print("Рейтинг:", best_post.rating) </text:span></text:p>
      <text:p text:style-name="P6"><text:span text:style-name="T9"><text:s text:c="5"/>print("Заголовок:", best_post.title) </text:span></text:p>
      <text:p text:style-name="P6"><text:span text:style-name="T9"><text:s text:c="5"/>print("Превью:", best_post.preview())</text:span></text:p>
      <text:p text:style-name="P6"><text:span text:style-name="T9"><text:s text:c="4"/></text:span></text:p>
      <text:p text:style-name="P6"><text:span text:style-name="T9"><text:s text:c="5"/>comments = Comment.objects.all().filter(post_id=best_post.id)</text:span></text:p>
      <text:p text:style-name="P2"><text:span text:style-name="T5"><text:s text:c="5"/>for comment in comments: </text:span></text:p>
      <text:p text:style-name="P6"><text:span text:style-name="T9"><text:tab/>print("Дата:", comment.time_in) </text:span></text:p>
      <text:p text:style-name="P6"><text:span text:style-name="T9"><text:tab/>print("Пользователь:", comment.user.username) </text:span></text:p>
      <text:p text:style-name="P6"><text:span text:style-name="T9"><text:tab/>print("Рейтинг:", comment.rating) </text:span></text:p>
      <text:p text:style-name="P2"><text:span text:style-name="T5"><text:tab/>print("Текст:", comment.text) </text:span><text:span text:style-name="T1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 Sans" svg:font-family="'Open Sans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27M15S</meta:editing-duration>
    <meta:editing-cycles>3</meta:editing-cycles>
    <meta:generator>OpenOffice/4.1.5$Win32 OpenOffice.org_project/415m1$Build-9789</meta:generator>
    <dc:date>2023-09-19T00:00:53.86</dc:date>
    <meta:document-statistic meta:table-count="0" meta:image-count="0" meta:object-count="0" meta:page-count="2" meta:paragraph-count="53" meta:word-count="132" meta:character-count="2269"/>
    <dc:creator>Кирилл </dc:creator>
    <meta:user-defined meta:name="Info 1"/>
    <meta:user-defined meta:name="Info 2"/>
    <meta:user-defined meta:name="Info 3"/>
    <meta:user-defined meta:name="Info 4"/>
  </office:meta>
</office:document-meta>
</file>